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118.3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81.55pt"/>
    </style:style>
    <style:style style:name="co12" style:family="table-column">
      <style:table-column-properties fo:break-before="auto" style:column-width="107.26pt"/>
    </style:style>
    <style:style style:name="co13" style:family="table-column">
      <style:table-column-properties fo:break-before="auto" style:column-width="14pt"/>
    </style:style>
    <style:style style:name="co14" style:family="table-column">
      <style:table-column-properties fo:break-before="auto" style:column-width="42.29pt"/>
    </style:style>
    <style:style style:name="co15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1]" office:value-type="currency" office:currency="USD" office:value="2.56" calcext:value-type="currency">
            <text:p>$2.56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1]" office:value-type="currency" office:currency="USD" office:value="8.96" calcext:value-type="currency">
            <text:p>$8.96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6.88" calcext:value-type="currency">
            <text:p>$26.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7]" office:value-type="currency" office:currency="USD" office:value="5.34" calcext:value-type="currency">
            <text:p>$5.34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5.34" calcext:value-type="currency">
            <text:p>$5.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17.05" calcext:value-type="currency">
            <text:p>$117.05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0.94" calcext:value-type="currency">
            <text:p>$0.94</text:p>
          </table:table-cell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4.48" calcext:value-type="currency">
            <text:p>$4.48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Filtering</text:p>
          </table:table-cell>
          <table:table-cell/>
          <table:table-cell office:value-type="string" calcext:value-type="string">
            <text:p>C1 and C2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7]*[.H7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Vishay-BC-Components/K103K15X7RF5UH5?qs=sGAEpiMZZMsh%252b1woXyUXj7mg7sn9MzU7fFUPwpyzWMU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G8]*[.H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4.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.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9]*[.H9]" office:value-type="currency" office:currency="USD" office:value="0.5" calcext:value-type="currency">
            <text:p>$0.50</text:p>
          </table:table-cell>
          <table:table-cell office:value-type="string" calcext:value-type="string">
            <text:p>https://www.mouser.com/ProductDetail/Xicon/264-47K-RC?qs=sGAEpiMZZMvrmc6UYKmaNVNDE5UWkgN%2fsgYW0PIGqes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TL2R3KGD-EM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Lite-On/LTL2R3KGD-EM?qs=sGAEpiMZZMtmwHDZQCdlqY3QuPVQdrfivxVgVo2hFb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448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1]*[.H11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ON-Semiconductor-Fairchild/1N4448?qs=sGAEpiMZZMtoHjESLttvkoBU6cp6%252bZs9Jw3WhNWg6IA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 k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F1/4DCT26A1001F</text:p>
          </table:table-cell>
          <table:table-cell office:value-type="string" calcext:value-type="string">
            <text:p>KOA Speer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G12]*[.H12]" office:value-type="currency" office:currency="USD" office:value="0.01" calcext:value-type="currency">
            <text:p>$0.01</text:p>
          </table:table-cell>
          <table:table-cell office:value-type="string" calcext:value-type="string">
            <text:p>https://www.mouser.com/ProductDetail/KOA-Speer/MF1-4DCT26A1001F?qs=sGAEpiMZZMtlubZbdhIBICB%2f%252bRh7%2f3F9%2f0dwr84EnWA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5])" office:value-type="currency" office:currency="USD" office:value="8.96" calcext:value-type="currency">
            <text:p>$8.96</text:p>
          </table:table-cell>
          <table:table-cell/>
        </table:table-row>
      </table:table>
      <table:table table:name="Timer Box" table:style-name="ta1">
        <table:table-column table:style-name="co4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10 nF 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Vishay-BC-Components/K103K15X7RF5UH5?qs=sGAEpiMZZMsh%252b1woXyUXj7mg7sn9MzU7fFUPwpyzWM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4.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264-4.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5" calcext:value-type="currency">
            <text:p>$0.50</text:p>
          </table:table-cell>
          <table:table-cell office:value-type="string" calcext:value-type="string">
            <text:p>https://www.mouser.com/ProductDetail/Xicon/264-47K-RC?qs=sGAEpiMZZMvrmc6UYKmaNVNDE5UWkgN%2fsgYW0PIGqes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TL2R3KGD-EM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Lite-On/LTL2R3KGD-EM?qs=sGAEpiMZZMtmwHDZQCdlqY3QuPVQdrfivxVgVo2hFb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448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ON-Semiconductor-Fairchild/1N4448?qs=sGAEpiMZZMtoHjESLttvkoBU6cp6%252bZs9Jw3WhNWg6IA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1k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F1/4DCT26A1001F</text:p>
          </table:table-cell>
          <table:table-cell office:value-type="string" calcext:value-type="string">
            <text:p>KOA Speer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G11]*[.H11]" office:value-type="currency" office:currency="USD" office:value="0.01" calcext:value-type="currency">
            <text:p>$0.01</text:p>
          </table:table-cell>
          <table:table-cell office:value-type="string" calcext:value-type="string">
            <text:p>https://www.mouser.com/ProductDetail/KOA-Speer/MF1-4DCT26A1001F?qs=sGAEpiMZZMtlubZbdhIBICB%2f%252bRh7%2f3F9%2f0dwr84EnWA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5])" office:value-type="currency" office:currency="USD" office:value="5.34" calcext:value-type="currency">
            <text:p>$5.34</text:p>
          </table:table-cell>
          <table:table-cell/>
        </table:table-row>
      </table:table>
      <table:table table:name="HA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2.56" calcext:value-type="currency">
            <text:p>$2.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20:38:52.177688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6-25T22:42:10.166175090</dc:date>
    <meta:editing-duration>PT16H10M20S</meta:editing-duration>
    <meta:editing-cycles>38</meta:editing-cycles>
    <meta:generator>LibreOffice/5.4.6.2$Linux_X86_64 LibreOffice_project/40m0$Build-2</meta:generator>
    <meta:document-statistic meta:table-count="4" meta:cell-count="340" meta:object-count="0"/>
  </office:meta>
</office:document-meta>
</file>